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2024-12-04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2023-12-13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2022-12-15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2021-12-1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2020-01-14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2018-12-11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2017-12-1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2016-12-06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201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201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200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200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200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200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200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200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200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9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9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9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9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9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9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9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9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8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8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8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8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8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8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8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8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7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7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7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7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7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7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7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7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6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6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6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6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6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6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6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6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5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4905</text:p>
          </table:table-cell>
          <table:table-cell office:value-type="string" calcext:value-type="string">
            <text:p>Chillicothe Quad</text:p>
          </table:table-cell>
          <table:table-cell office:value-type="string" calcext:value-type="string">
            <text:p>195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